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font-weight="bold" officeooo:rsid="000f3af0" officeooo:paragraph-rsid="000f3af0" style:font-weight-asian="bold" style:font-weight-complex="bold"/>
    </style:style>
    <style:style style:name="P2" style:family="paragraph" style:parent-style-name="Standard">
      <style:paragraph-properties fo:margin-top="0.0398in" fo:margin-bottom="0.0398in" loext:contextual-spacing="false"/>
      <style:text-properties fo:font-weight="bold" officeooo:rsid="00362975" officeooo:paragraph-rsid="00362975" style:font-weight-asian="bold" style:font-weight-complex="bold"/>
    </style:style>
    <style:style style:name="P3" style:family="paragraph" style:parent-style-name="Standard">
      <style:paragraph-properties fo:margin-top="0.0398in" fo:margin-bottom="0.0398in" loext:contextual-spacing="false"/>
      <style:text-properties fo:font-weight="bold" officeooo:rsid="0036d50d" officeooo:paragraph-rsid="0036d50d" style:font-weight-asian="bold" style:font-weight-complex="bold"/>
    </style:style>
    <style:style style:name="P4" style:family="paragraph" style:parent-style-name="Standard">
      <style:paragraph-properties fo:margin-top="0.0398in" fo:margin-bottom="0.0398in" loext:contextual-spacing="false"/>
      <style:text-properties fo:font-weight="bold" officeooo:rsid="0037efc0" officeooo:paragraph-rsid="0037efc0" style:font-weight-asian="bold" style:font-weight-complex="bold"/>
    </style:style>
    <style:style style:name="P5" style:family="paragraph" style:parent-style-name="Standard">
      <style:paragraph-properties fo:margin-top="0.0398in" fo:margin-bottom="0.0398in" loext:contextual-spacing="false"/>
      <style:text-properties fo:font-weight="bold" officeooo:rsid="0049140f" officeooo:paragraph-rsid="0049140f" style:font-weight-asian="bold" style:font-weight-complex="bold"/>
    </style:style>
    <style:style style:name="P6" style:family="paragraph" style:parent-style-name="Standard">
      <style:paragraph-properties fo:margin-top="0.0398in" fo:margin-bottom="0.0398in" loext:contextual-spacing="false"/>
      <style:text-properties fo:font-size="15pt" fo:font-weight="bold" officeooo:rsid="000f3af0" officeooo:paragraph-rsid="000f3af0" style:font-size-asian="15pt" style:font-weight-asian="bold" style:font-size-complex="15pt" style:font-weight-complex="bold"/>
    </style:style>
    <style:style style:name="P7" style:family="paragraph" style:parent-style-name="Standard">
      <style:paragraph-properties fo:margin-top="0.0398in" fo:margin-bottom="0.0398in" loext:contextual-spacing="false"/>
      <style:text-properties fo:font-weight="normal" officeooo:rsid="000f3af0" officeooo:paragraph-rsid="000f3af0" style:font-weight-asian="normal" style:font-weight-complex="normal"/>
    </style:style>
    <style:style style:name="P8" style:family="paragraph" style:parent-style-name="Standard">
      <style:paragraph-properties fo:margin-top="0.0398in" fo:margin-bottom="0.0398in" loext:contextual-spacing="false"/>
      <style:text-properties fo:font-style="italic" fo:font-weight="normal" officeooo:rsid="000f3af0" officeooo:paragraph-rsid="000f3af0" style:font-style-asian="italic" style:font-weight-asian="normal" style:font-style-complex="italic" style:font-weight-complex="normal"/>
    </style:style>
    <style:style style:name="P9" style:family="paragraph" style:parent-style-name="Standard">
      <style:paragraph-properties fo:margin-top="0.0398in" fo:margin-bottom="0.0398in" loext:contextual-spacing="false"/>
      <style:text-properties fo:font-style="italic" fo:font-weight="normal" officeooo:rsid="0022409e" officeooo:paragraph-rsid="0022409e" style:font-style-asian="italic" style:font-weight-asian="normal" style:font-style-complex="italic" style:font-weight-complex="normal"/>
    </style:style>
    <style:style style:name="P10" style:family="paragraph" style:parent-style-name="Standard">
      <style:paragraph-properties fo:margin-top="0.0398in" fo:margin-bottom="0.0398in" loext:contextual-spacing="false"/>
      <style:text-properties fo:font-style="italic" fo:font-weight="normal" officeooo:rsid="001fb634" officeooo:paragraph-rsid="0022409e" style:font-style-asian="italic" style:font-weight-asian="normal" style:font-style-complex="italic" style:font-weight-complex="normal"/>
    </style:style>
    <style:style style:name="P11" style:family="paragraph" style:parent-style-name="Standard">
      <style:paragraph-properties fo:margin-top="0.0398in" fo:margin-bottom="0.0398in" loext:contextual-spacing="false"/>
      <style:text-properties fo:font-style="italic" fo:font-weight="bold" officeooo:rsid="00325f85" officeooo:paragraph-rsid="00325f85" style:font-style-asian="italic" style:font-weight-asian="bold" style:font-style-complex="italic" style:font-weight-complex="bold"/>
    </style:style>
    <style:style style:name="P12" style:family="paragraph" style:parent-style-name="Standard">
      <style:paragraph-properties fo:margin-top="0.0398in" fo:margin-bottom="0.0398in" loext:contextual-spacing="false"/>
      <style:text-properties fo:font-style="italic" fo:font-weight="bold" officeooo:rsid="0037efc0" officeooo:paragraph-rsid="0037efc0" style:font-style-asian="italic" style:font-weight-asian="bold" style:font-style-complex="italic" style:font-weight-complex="bold"/>
    </style:style>
    <style:style style:name="P13" style:family="paragraph" style:parent-style-name="Standard">
      <style:paragraph-properties fo:margin-top="0.0398in" fo:margin-bottom="0.0398in" loext:contextual-spacing="false"/>
      <style:text-properties officeooo:rsid="0012628c" officeooo:paragraph-rsid="0012628c"/>
    </style:style>
    <style:style style:name="P14" style:family="paragraph" style:parent-style-name="Standard">
      <style:paragraph-properties fo:margin-top="0.0398in" fo:margin-bottom="0.0398in" loext:contextual-spacing="false"/>
      <style:text-properties officeooo:rsid="0012ffdd" officeooo:paragraph-rsid="0012ffdd"/>
    </style:style>
    <style:style style:name="P15" style:family="paragraph" style:parent-style-name="Standard">
      <style:paragraph-properties fo:margin-top="0.0398in" fo:margin-bottom="0.0398in" loext:contextual-spacing="false"/>
      <style:text-properties fo:font-style="normal" officeooo:rsid="0012ffdd" officeooo:paragraph-rsid="0012ffdd" style:font-style-asian="normal" style:font-style-complex="normal"/>
    </style:style>
    <style:style style:name="P16" style:family="paragraph" style:parent-style-name="Standard">
      <style:paragraph-properties fo:margin-top="0.0398in" fo:margin-bottom="0.0398in" loext:contextual-spacing="false"/>
      <style:text-properties fo:font-style="normal" officeooo:rsid="00193723" officeooo:paragraph-rsid="00193723" style:font-style-asian="normal" style:font-style-complex="normal"/>
    </style:style>
    <style:style style:name="P17" style:family="paragraph" style:parent-style-name="Standard">
      <style:paragraph-properties fo:margin-top="0.0398in" fo:margin-bottom="0.0398in" loext:contextual-spacing="false"/>
      <style:text-properties fo:font-style="normal" fo:font-weight="bold" officeooo:rsid="00159a32" officeooo:paragraph-rsid="00159a32" style:font-style-asian="normal" style:font-weight-asian="bold" style:font-style-complex="normal" style:font-weight-complex="bold"/>
    </style:style>
    <style:style style:name="P18" style:family="paragraph" style:parent-style-name="Standard">
      <style:paragraph-properties fo:margin-top="0.0398in" fo:margin-bottom="0.0398in" loext:contextual-spacing="false"/>
      <style:text-properties fo:font-style="normal" fo:font-weight="bold" officeooo:rsid="00159a32" officeooo:paragraph-rsid="000f3af0" style:font-style-asian="normal" style:font-weight-asian="bold" style:font-style-complex="normal" style:font-weight-complex="bold"/>
    </style:style>
    <style:style style:name="P19" style:family="paragraph" style:parent-style-name="Standard">
      <style:paragraph-properties fo:margin-top="0.0398in" fo:margin-bottom="0.0398in" loext:contextual-spacing="false"/>
      <style:text-properties fo:font-style="normal" fo:font-weight="bold" officeooo:rsid="001aae88" officeooo:paragraph-rsid="001aae88" style:font-style-asian="normal" style:font-weight-asian="bold" style:font-style-complex="normal" style:font-weight-complex="bold"/>
    </style:style>
    <style:style style:name="P20" style:family="paragraph" style:parent-style-name="Standard">
      <style:paragraph-properties fo:margin-top="0.0398in" fo:margin-bottom="0.0398in" loext:contextual-spacing="false"/>
      <style:text-properties fo:font-style="normal" fo:font-weight="bold" officeooo:rsid="001aae88" officeooo:paragraph-rsid="00159a32" style:font-style-asian="normal" style:font-weight-asian="bold" style:font-style-complex="normal" style:font-weight-complex="bold"/>
    </style:style>
    <style:style style:name="P21" style:family="paragraph" style:parent-style-name="Standard">
      <style:paragraph-properties fo:margin-top="0.0398in" fo:margin-bottom="0.0398in" loext:contextual-spacing="false"/>
      <style:text-properties fo:font-style="normal" fo:font-weight="bold" officeooo:rsid="002a9992" officeooo:paragraph-rsid="002a9992" style:font-style-asian="normal" style:font-weight-asian="bold" style:font-style-complex="normal" style:font-weight-complex="bold"/>
    </style:style>
    <style:style style:name="P22" style:family="paragraph" style:parent-style-name="Standard">
      <style:paragraph-properties fo:margin-top="0.0398in" fo:margin-bottom="0.0398in" loext:contextual-spacing="false"/>
      <style:text-properties fo:font-style="normal" fo:font-weight="bold" officeooo:rsid="002aad1d" officeooo:paragraph-rsid="002aad1d" style:font-style-asian="normal" style:font-weight-asian="bold" style:font-style-complex="normal" style:font-weight-complex="bold"/>
    </style:style>
    <style:style style:name="P23" style:family="paragraph" style:parent-style-name="Standard">
      <style:paragraph-properties fo:margin-top="0.0398in" fo:margin-bottom="0.0398in" loext:contextual-spacing="false"/>
      <style:text-properties fo:font-style="normal" fo:font-weight="bold" officeooo:rsid="002d2586" officeooo:paragraph-rsid="002d2586" style:font-style-asian="normal" style:font-weight-asian="bold" style:font-style-complex="normal" style:font-weight-complex="bold"/>
    </style:style>
    <style:style style:name="P24" style:family="paragraph" style:parent-style-name="Standard">
      <style:paragraph-properties fo:margin-top="0.0398in" fo:margin-bottom="0.0398in" loext:contextual-spacing="false"/>
      <style:text-properties fo:font-style="normal" fo:font-weight="bold" officeooo:rsid="002d2586" officeooo:paragraph-rsid="002aad1d" style:font-style-asian="normal" style:font-weight-asian="bold" style:font-style-complex="normal" style:font-weight-complex="bold"/>
    </style:style>
    <style:style style:name="P25" style:family="paragraph" style:parent-style-name="Standard">
      <style:paragraph-properties fo:margin-top="0.0398in" fo:margin-bottom="0.0398in" loext:contextual-spacing="false"/>
      <style:text-properties fo:font-style="normal" fo:font-weight="bold" officeooo:rsid="002e1972" officeooo:paragraph-rsid="002e1972" style:font-style-asian="normal" style:font-weight-asian="bold" style:font-style-complex="normal" style:font-weight-complex="bold"/>
    </style:style>
    <style:style style:name="P26" style:family="paragraph" style:parent-style-name="Standard">
      <style:paragraph-properties fo:margin-top="0.0398in" fo:margin-bottom="0.0398in" loext:contextual-spacing="false"/>
      <style:text-properties fo:font-style="normal" fo:font-weight="bold" officeooo:rsid="002a4cf9" officeooo:paragraph-rsid="0022409e" style:font-style-asian="normal" style:font-weight-asian="bold" style:font-style-complex="normal" style:font-weight-complex="bold"/>
    </style:style>
    <style:style style:name="P27" style:family="paragraph" style:parent-style-name="Standard">
      <style:paragraph-properties fo:margin-top="0.0398in" fo:margin-bottom="0.0398in" loext:contextual-spacing="false"/>
      <style:text-properties fo:font-style="normal" fo:font-weight="bold" officeooo:rsid="002fb22c" officeooo:paragraph-rsid="002fb22c" style:font-style-asian="normal" style:font-weight-asian="bold" style:font-style-complex="normal" style:font-weight-complex="bold"/>
    </style:style>
    <style:style style:name="P28" style:family="paragraph" style:parent-style-name="Standard">
      <style:paragraph-properties fo:margin-top="0.0398in" fo:margin-bottom="0.0398in" loext:contextual-spacing="false"/>
      <style:text-properties fo:font-style="normal" fo:font-weight="bold" officeooo:rsid="002fb22c" officeooo:paragraph-rsid="002e1972" style:font-style-asian="normal" style:font-weight-asian="bold" style:font-style-complex="normal" style:font-weight-complex="bold"/>
    </style:style>
    <style:style style:name="P29" style:family="paragraph" style:parent-style-name="Standard">
      <style:paragraph-properties fo:margin-top="0.0398in" fo:margin-bottom="0.0398in" loext:contextual-spacing="false"/>
      <style:text-properties fo:font-style="normal" fo:font-weight="bold" officeooo:rsid="0030c0c8" officeooo:paragraph-rsid="0030c0c8" style:font-style-asian="normal" style:font-weight-asian="bold" style:font-style-complex="normal" style:font-weight-complex="bold"/>
    </style:style>
    <style:style style:name="P30" style:family="paragraph" style:parent-style-name="Standard">
      <style:paragraph-properties fo:margin-top="0.0398in" fo:margin-bottom="0.0398in" loext:contextual-spacing="false"/>
      <style:text-properties fo:font-style="normal" fo:font-weight="bold" officeooo:rsid="00325f85" officeooo:paragraph-rsid="00325f85" style:font-style-asian="normal" style:font-weight-asian="bold" style:font-style-complex="normal" style:font-weight-complex="bold"/>
    </style:style>
    <style:style style:name="P31" style:family="paragraph" style:parent-style-name="Standard">
      <style:paragraph-properties fo:margin-top="0.0398in" fo:margin-bottom="0.0398in" loext:contextual-spacing="false"/>
      <style:text-properties fo:font-style="normal" fo:font-weight="bold" officeooo:rsid="00359a8d" officeooo:paragraph-rsid="00325f85" style:font-style-asian="normal" style:font-weight-asian="bold" style:font-style-complex="normal" style:font-weight-complex="bold"/>
    </style:style>
    <style:style style:name="P32" style:family="paragraph" style:parent-style-name="Standard">
      <style:paragraph-properties fo:margin-top="0.0398in" fo:margin-bottom="0.0398in" loext:contextual-spacing="false"/>
      <style:text-properties fo:font-style="normal" fo:font-weight="bold" officeooo:rsid="00362975" officeooo:paragraph-rsid="0035d8fc" style:font-style-asian="normal" style:font-weight-asian="bold" style:font-style-complex="normal" style:font-weight-complex="bold"/>
    </style:style>
    <style:style style:name="P33" style:family="paragraph" style:parent-style-name="Standard">
      <style:paragraph-properties fo:margin-top="0.0398in" fo:margin-bottom="0.0398in" loext:contextual-spacing="false"/>
      <style:text-properties fo:font-style="normal" fo:font-weight="bold" officeooo:rsid="0038f15e" officeooo:paragraph-rsid="0037efc0" style:font-style-asian="normal" style:font-weight-asian="bold" style:font-style-complex="normal" style:font-weight-complex="bold"/>
    </style:style>
    <style:style style:name="P34" style:family="paragraph" style:parent-style-name="Standard">
      <style:paragraph-properties fo:margin-top="0.0398in" fo:margin-bottom="0.0398in" loext:contextual-spacing="false"/>
      <style:text-properties fo:font-style="normal" fo:font-weight="bold" officeooo:rsid="00421145" officeooo:paragraph-rsid="00421145" style:font-style-asian="normal" style:font-weight-asian="bold" style:font-style-complex="normal" style:font-weight-complex="bold"/>
    </style:style>
    <style:style style:name="P35" style:family="paragraph" style:parent-style-name="Standard">
      <style:paragraph-properties fo:margin-top="0.0398in" fo:margin-bottom="0.0398in" loext:contextual-spacing="false"/>
      <style:text-properties fo:font-style="normal" fo:font-weight="bold" officeooo:rsid="00421145" officeooo:paragraph-rsid="003cefdc" style:font-style-asian="normal" style:font-weight-asian="bold" style:font-style-complex="normal" style:font-weight-complex="bold"/>
    </style:style>
    <style:style style:name="P36" style:family="paragraph" style:parent-style-name="Standard">
      <style:paragraph-properties fo:margin-top="0.0398in" fo:margin-bottom="0.0398in" loext:contextual-spacing="false"/>
      <style:text-properties fo:font-style="normal" fo:font-weight="bold" officeooo:rsid="0046359d" officeooo:paragraph-rsid="0046359d" style:font-style-asian="normal" style:font-weight-asian="bold" style:font-style-complex="normal" style:font-weight-complex="bold"/>
    </style:style>
    <style:style style:name="P37" style:family="paragraph" style:parent-style-name="Standard">
      <style:paragraph-properties fo:margin-top="0.0398in" fo:margin-bottom="0.0398in" loext:contextual-spacing="false"/>
      <style:text-properties fo:font-style="normal" fo:font-weight="normal" officeooo:rsid="001f39d1" officeooo:paragraph-rsid="001f39d1" style:font-style-asian="normal" style:font-weight-asian="normal" style:font-style-complex="normal" style:font-weight-complex="normal"/>
    </style:style>
    <style:style style:name="P38" style:family="paragraph" style:parent-style-name="Standard">
      <style:paragraph-properties fo:margin-top="0.0398in" fo:margin-bottom="0.0398in" loext:contextual-spacing="false"/>
      <style:text-properties fo:font-style="normal" fo:font-weight="normal" officeooo:rsid="001fb634" officeooo:paragraph-rsid="0022409e" style:font-style-asian="normal" style:font-weight-asian="normal" style:font-style-complex="normal" style:font-weight-complex="normal"/>
    </style:style>
    <style:style style:name="P39" style:family="paragraph" style:parent-style-name="Standard">
      <style:paragraph-properties fo:margin-top="0.0398in" fo:margin-bottom="0.0398in" loext:contextual-spacing="false"/>
      <style:text-properties fo:font-style="normal" fo:font-weight="normal" officeooo:rsid="00159a32" officeooo:paragraph-rsid="00159a32" style:font-style-asian="normal" style:font-weight-asian="normal" style:font-style-complex="normal" style:font-weight-complex="normal"/>
    </style:style>
    <style:style style:name="P40" style:family="paragraph" style:parent-style-name="Standard">
      <style:paragraph-properties fo:margin-top="0.0398in" fo:margin-bottom="0.0398in" loext:contextual-spacing="false"/>
      <style:text-properties fo:font-style="normal" fo:font-weight="normal" officeooo:rsid="0022409e" officeooo:paragraph-rsid="0022409e" style:font-style-asian="normal" style:font-weight-asian="normal" style:font-style-complex="normal" style:font-weight-complex="normal"/>
    </style:style>
    <style:style style:name="P41" style:family="paragraph" style:parent-style-name="Standard">
      <style:paragraph-properties fo:margin-top="0.0398in" fo:margin-bottom="0.0398in" loext:contextual-spacing="false"/>
      <style:text-properties fo:font-style="normal" fo:font-weight="normal" officeooo:rsid="0027d00b" officeooo:paragraph-rsid="0022409e" style:font-style-asian="normal" style:font-weight-asian="normal" style:font-style-complex="normal" style:font-weight-complex="normal"/>
    </style:style>
    <style:style style:name="P42" style:family="paragraph" style:parent-style-name="Standard">
      <style:paragraph-properties fo:margin-top="0.0398in" fo:margin-bottom="0.0398in" loext:contextual-spacing="false"/>
      <style:text-properties fo:font-style="normal" fo:font-weight="normal" officeooo:rsid="002a4cf9" officeooo:paragraph-rsid="002a4cf9" style:font-style-asian="normal" style:font-weight-asian="normal" style:font-style-complex="normal" style:font-weight-complex="normal"/>
    </style:style>
    <style:style style:name="P43" style:family="paragraph" style:parent-style-name="Standard">
      <style:paragraph-properties fo:margin-top="0.0398in" fo:margin-bottom="0.0398in" loext:contextual-spacing="false"/>
      <style:text-properties fo:font-style="normal" fo:font-weight="normal" officeooo:rsid="002b624c" officeooo:paragraph-rsid="002aad1d" style:font-style-asian="normal" style:font-weight-asian="normal" style:font-style-complex="normal" style:font-weight-complex="normal"/>
    </style:style>
    <style:style style:name="P44" style:family="paragraph" style:parent-style-name="Standard">
      <style:paragraph-properties fo:margin-top="0.0398in" fo:margin-bottom="0.0398in" loext:contextual-spacing="false"/>
      <style:text-properties fo:font-style="normal" fo:font-weight="normal" officeooo:rsid="002e1972" officeooo:paragraph-rsid="002e1972" style:font-style-asian="normal" style:font-weight-asian="normal" style:font-style-complex="normal" style:font-weight-complex="normal"/>
    </style:style>
    <style:style style:name="P45" style:family="paragraph" style:parent-style-name="Standard">
      <style:paragraph-properties fo:margin-top="0.0398in" fo:margin-bottom="0.0398in" loext:contextual-spacing="false"/>
      <style:text-properties fo:font-style="normal" fo:font-weight="normal" officeooo:rsid="002fb22c" officeooo:paragraph-rsid="002fb22c" style:font-style-asian="normal" style:font-weight-asian="normal" style:font-style-complex="normal" style:font-weight-complex="normal"/>
    </style:style>
    <style:style style:name="P46" style:family="paragraph" style:parent-style-name="Standard">
      <style:paragraph-properties fo:margin-top="0.0398in" fo:margin-bottom="0.0398in" loext:contextual-spacing="false"/>
      <style:text-properties fo:font-style="normal" fo:font-weight="normal" officeooo:rsid="00325f85" officeooo:paragraph-rsid="00325f85" style:font-style-asian="normal" style:font-weight-asian="normal" style:font-style-complex="normal" style:font-weight-complex="normal"/>
    </style:style>
    <style:style style:name="P47" style:family="paragraph" style:parent-style-name="Standard">
      <style:paragraph-properties fo:margin-top="0.0398in" fo:margin-bottom="0.0398in" loext:contextual-spacing="false"/>
      <style:text-properties fo:font-style="normal" fo:font-weight="normal" officeooo:rsid="0035ea42" officeooo:paragraph-rsid="0035d8fc" style:font-style-asian="normal" style:font-weight-asian="normal" style:font-style-complex="normal" style:font-weight-complex="normal"/>
    </style:style>
    <style:style style:name="P48" style:family="paragraph" style:parent-style-name="Standard">
      <style:paragraph-properties fo:margin-top="0.0398in" fo:margin-bottom="0.0398in" loext:contextual-spacing="false"/>
      <style:text-properties fo:font-style="normal" fo:font-weight="normal" officeooo:rsid="0037efc0" officeooo:paragraph-rsid="0037efc0" style:font-style-asian="normal" style:font-weight-asian="normal" style:font-style-complex="normal" style:font-weight-complex="normal"/>
    </style:style>
    <style:style style:name="P49" style:family="paragraph" style:parent-style-name="Standard">
      <style:paragraph-properties fo:margin-top="0.0398in" fo:margin-bottom="0.0398in" loext:contextual-spacing="false"/>
      <style:text-properties fo:font-style="normal" fo:font-weight="normal" officeooo:rsid="003e4a46" officeooo:paragraph-rsid="003cefdc" style:font-style-asian="normal" style:font-weight-asian="normal" style:font-style-complex="normal" style:font-weight-complex="normal"/>
    </style:style>
    <style:style style:name="P50" style:family="paragraph" style:parent-style-name="Standard">
      <style:paragraph-properties fo:margin-top="0.0398in" fo:margin-bottom="0.0398in" loext:contextual-spacing="false"/>
      <style:text-properties fo:font-style="normal" fo:font-weight="normal" officeooo:rsid="004020b4" officeooo:paragraph-rsid="004020b4" style:font-style-asian="normal" style:font-weight-asian="normal" style:font-style-complex="normal" style:font-weight-complex="normal"/>
    </style:style>
    <style:style style:name="P51" style:family="paragraph" style:parent-style-name="Standard">
      <style:paragraph-properties fo:margin-top="0.0398in" fo:margin-bottom="0.0398in" loext:contextual-spacing="false"/>
      <style:text-properties officeooo:paragraph-rsid="0012ffdd"/>
    </style:style>
    <style:style style:name="P52" style:family="paragraph" style:parent-style-name="Standard">
      <style:paragraph-properties fo:margin-top="0.0398in" fo:margin-bottom="0.0398in" loext:contextual-spacing="false"/>
      <style:text-properties officeooo:rsid="0016fa53" officeooo:paragraph-rsid="0016fa53"/>
    </style:style>
    <style:style style:name="P53" style:family="paragraph" style:parent-style-name="Standard">
      <style:paragraph-properties fo:margin-top="0.0398in" fo:margin-bottom="0.0398in" loext:contextual-spacing="false"/>
      <style:text-properties officeooo:rsid="00193723" officeooo:paragraph-rsid="00193723"/>
    </style:style>
    <style:style style:name="P54" style:family="paragraph" style:parent-style-name="Standard">
      <style:paragraph-properties fo:margin-top="0.0398in" fo:margin-bottom="0.0398in" loext:contextual-spacing="false"/>
      <style:text-properties officeooo:rsid="0012a077" officeooo:paragraph-rsid="00193723"/>
    </style:style>
    <style:style style:name="P55" style:family="paragraph" style:parent-style-name="Standard">
      <style:paragraph-properties fo:margin-top="0.0398in" fo:margin-bottom="0.0398in" loext:contextual-spacing="false"/>
      <style:text-properties officeooo:paragraph-rsid="0022409e"/>
    </style:style>
    <style:style style:name="P56" style:family="paragraph" style:parent-style-name="Standard">
      <style:paragraph-properties fo:margin-top="0.0398in" fo:margin-bottom="0.0398in" loext:contextual-spacing="false"/>
      <style:text-properties officeooo:rsid="0027d00b" officeooo:paragraph-rsid="0027d00b"/>
    </style:style>
    <style:style style:name="P57" style:family="paragraph" style:parent-style-name="Standard">
      <style:paragraph-properties fo:margin-top="0.0398in" fo:margin-bottom="0.0398in" loext:contextual-spacing="false"/>
      <style:text-properties officeooo:paragraph-rsid="00359a8d"/>
    </style:style>
    <style:style style:name="P58" style:family="paragraph" style:parent-style-name="Standard">
      <style:paragraph-properties fo:margin-top="0.0398in" fo:margin-bottom="0.0398in" loext:contextual-spacing="false"/>
      <style:text-properties officeooo:rsid="0035d8fc" officeooo:paragraph-rsid="0035d8fc"/>
    </style:style>
    <style:style style:name="P59" style:family="paragraph" style:parent-style-name="Standard">
      <style:paragraph-properties fo:margin-top="0.0398in" fo:margin-bottom="0.0398in" loext:contextual-spacing="false"/>
      <style:text-properties officeooo:paragraph-rsid="0038f15e"/>
    </style:style>
    <style:style style:name="P60" style:family="paragraph" style:parent-style-name="Standard">
      <style:paragraph-properties fo:margin-top="0.0398in" fo:margin-bottom="0.0398in" loext:contextual-spacing="false"/>
      <style:text-properties officeooo:rsid="0038f15e" officeooo:paragraph-rsid="0038f15e"/>
    </style:style>
    <style:style style:name="P61" style:family="paragraph" style:parent-style-name="Standard">
      <style:paragraph-properties fo:margin-top="0.0398in" fo:margin-bottom="0.0398in" loext:contextual-spacing="false"/>
      <style:text-properties officeooo:rsid="003ad93a" officeooo:paragraph-rsid="003ad93a"/>
    </style:style>
    <style:style style:name="P62" style:family="paragraph" style:parent-style-name="Standard">
      <style:paragraph-properties fo:margin-top="0.0398in" fo:margin-bottom="0.0398in" loext:contextual-spacing="false"/>
      <style:text-properties officeooo:rsid="003cefdc" officeooo:paragraph-rsid="003cefdc"/>
    </style:style>
    <style:style style:name="P63" style:family="paragraph" style:parent-style-name="Standard">
      <style:paragraph-properties fo:margin-top="0.0398in" fo:margin-bottom="0.0398in" loext:contextual-spacing="false"/>
      <style:text-properties officeooo:rsid="003ec9da" officeooo:paragraph-rsid="003ec9da"/>
    </style:style>
    <style:style style:name="P64" style:family="paragraph" style:parent-style-name="Standard">
      <style:paragraph-properties fo:margin-top="0.0398in" fo:margin-bottom="0.0398in" loext:contextual-spacing="false"/>
      <style:text-properties officeooo:rsid="004020b4" officeooo:paragraph-rsid="004020b4"/>
    </style:style>
    <style:style style:name="P65" style:family="paragraph" style:parent-style-name="Standard">
      <style:paragraph-properties fo:margin-top="0.0398in" fo:margin-bottom="0.0398in" loext:contextual-spacing="false"/>
      <style:text-properties officeooo:paragraph-rsid="00421145"/>
    </style:style>
    <style:style style:name="P66" style:family="paragraph" style:parent-style-name="Standard" style:list-style-name="L1">
      <style:paragraph-properties fo:margin-top="0.0398in" fo:margin-bottom="0.0398in" loext:contextual-spacing="false"/>
      <style:text-properties fo:font-style="normal" fo:font-weight="normal" officeooo:rsid="001fb634" officeooo:paragraph-rsid="001fb634" style:font-style-asian="normal" style:font-weight-asian="normal" style:font-style-complex="normal" style:font-weight-complex="normal"/>
    </style:style>
    <style:style style:name="P67" style:family="paragraph" style:parent-style-name="Standard">
      <style:paragraph-properties fo:margin-top="0.0398in" fo:margin-bottom="0.0398in" loext:contextual-spacing="false"/>
      <style:text-properties fo:font-style="normal" fo:font-weight="normal" officeooo:rsid="00435df7" officeooo:paragraph-rsid="00421145" style:font-style-asian="normal" style:font-weight-asian="normal" style:font-style-complex="normal" style:font-weight-complex="normal"/>
    </style:style>
    <style:style style:name="P68" style:family="paragraph" style:parent-style-name="Standard">
      <style:paragraph-properties fo:margin-top="0.0398in" fo:margin-bottom="0.0398in" loext:contextual-spacing="false"/>
      <style:text-properties fo:font-style="normal" fo:font-weight="normal" officeooo:rsid="0047bf3b" officeooo:paragraph-rsid="0047bf3b" style:font-style-asian="normal" style:font-weight-asian="normal" style:font-style-complex="normal" style:font-weight-complex="normal"/>
    </style:style>
    <style:style style:name="P69" style:family="paragraph" style:parent-style-name="Standard">
      <style:paragraph-properties fo:margin-top="0.0398in" fo:margin-bottom="0.0398in" loext:contextual-spacing="false"/>
      <style:text-properties fo:font-style="normal" fo:font-weight="normal" officeooo:rsid="0049140f" officeooo:paragraph-rsid="0049140f" style:font-style-asian="normal" style:font-weight-asian="normal" style:font-style-complex="normal" style:font-weight-complex="normal"/>
    </style:style>
    <style:style style:name="P70" style:family="paragraph" style:parent-style-name="Standard">
      <style:paragraph-properties fo:margin-top="0.0398in" fo:margin-bottom="0.0398in" loext:contextual-spacing="false"/>
      <style:text-properties fo:font-style="normal" fo:font-weight="bold" officeooo:rsid="0046359d" officeooo:paragraph-rsid="004020b4" style:font-style-asian="normal" style:font-weight-asian="bold" style:font-style-complex="normal" style:font-weight-complex="bold"/>
    </style:style>
    <style:style style:name="P71" style:family="paragraph" style:parent-style-name="Standard">
      <style:paragraph-properties fo:margin-top="0.0398in" fo:margin-bottom="0.0398in" loext:contextual-spacing="false"/>
      <style:text-properties fo:font-style="normal" fo:font-weight="bold" officeooo:rsid="0047bf3b" officeooo:paragraph-rsid="00421145" style:font-style-asian="normal" style:font-weight-asian="bold" style:font-style-complex="normal" style:font-weight-complex="bold"/>
    </style:style>
    <style:style style:name="P72" style:family="paragraph" style:parent-style-name="Standard">
      <style:paragraph-properties fo:margin-top="0.0398in" fo:margin-bottom="0.0398in" loext:contextual-spacing="false"/>
      <style:text-properties fo:font-style="normal" fo:font-weight="bold" officeooo:rsid="0049140f" officeooo:paragraph-rsid="0049140f" style:font-style-asian="normal" style:font-weight-asian="bold" style:font-style-complex="normal" style:font-weight-complex="bold"/>
    </style:style>
    <style:style style:name="P73" style:family="paragraph" style:parent-style-name="Standard">
      <style:paragraph-properties fo:margin-top="0.0398in" fo:margin-bottom="0.0398in" loext:contextual-spacing="false"/>
      <style:text-properties fo:font-style="normal" fo:font-weight="bold" officeooo:rsid="004aa4eb" officeooo:paragraph-rsid="004aa4eb" style:font-style-asian="normal" style:font-weight-asian="bold" style:font-style-complex="normal" style:font-weight-complex="bold"/>
    </style:style>
    <style:style style:name="P74" style:family="paragraph" style:parent-style-name="Standard">
      <style:paragraph-properties fo:margin-top="0.0398in" fo:margin-bottom="0.0398in" loext:contextual-spacing="false"/>
      <style:text-properties fo:font-style="normal" fo:font-weight="bold" officeooo:rsid="004d74d6" officeooo:paragraph-rsid="004d74d6" style:font-style-asian="normal" style:font-weight-asian="bold" style:font-style-complex="normal" style:font-weight-complex="bold"/>
    </style:style>
    <style:style style:name="P75" style:family="paragraph" style:parent-style-name="Standard">
      <style:paragraph-properties fo:margin-top="0.0398in" fo:margin-bottom="0.0398in" loext:contextual-spacing="false"/>
      <style:text-properties fo:font-style="normal" fo:font-weight="bold" officeooo:rsid="004ebc8b" officeooo:paragraph-rsid="004ebc8b" style:font-style-asian="normal" style:font-weight-asian="bold" style:font-style-complex="normal" style:font-weight-complex="bold"/>
    </style:style>
    <style:style style:name="P76" style:family="paragraph" style:parent-style-name="Standard" style:list-style-name="L2">
      <style:paragraph-properties fo:margin-top="0.0398in" fo:margin-bottom="0.0398in" loext:contextual-spacing="false"/>
      <style:text-properties fo:font-style="italic" fo:font-weight="bold" officeooo:rsid="0022409e" officeooo:paragraph-rsid="0022409e" style:font-style-asian="italic" style:font-weight-asian="bold" style:font-style-complex="italic" style:font-weight-complex="bold"/>
    </style:style>
    <style:style style:name="P77" style:family="paragraph" style:parent-style-name="Standard" style:list-style-name="L2">
      <style:paragraph-properties fo:margin-top="0.0398in" fo:margin-bottom="0.0398in" loext:contextual-spacing="false"/>
      <style:text-properties officeooo:paragraph-rsid="0022409e"/>
    </style:style>
    <style:style style:name="P78" style:family="paragraph" style:parent-style-name="Standard">
      <style:paragraph-properties fo:margin-top="0.0398in" fo:margin-bottom="0.0398in" loext:contextual-spacing="false"/>
      <style:text-properties fo:font-weight="bold" officeooo:rsid="0047bf3b" officeooo:paragraph-rsid="0047bf3b" style:font-weight-asian="bold" style:font-weight-complex="bold"/>
    </style:style>
    <style:style style:name="P79" style:family="paragraph" style:parent-style-name="Standard">
      <style:paragraph-properties fo:margin-top="0.0398in" fo:margin-bottom="0.0398in" loext:contextual-spacing="false"/>
      <style:text-properties fo:font-weight="bold" officeooo:rsid="00494ae9" officeooo:paragraph-rsid="00494ae9" style:font-weight-asian="bold" style:font-weight-complex="bold"/>
    </style:style>
    <style:style style:name="P80" style:family="paragraph" style:parent-style-name="Standard">
      <style:paragraph-properties fo:margin-top="0.0398in" fo:margin-bottom="0.0398in" loext:contextual-spacing="false"/>
      <style:text-properties officeooo:paragraph-rsid="004d74d6"/>
    </style:style>
    <style:style style:name="P81" style:family="paragraph" style:parent-style-name="Standard">
      <style:paragraph-properties fo:margin-top="0.0398in" fo:margin-bottom="0.0398in" loext:contextual-spacing="false"/>
      <style:text-properties officeooo:rsid="004d74d6" officeooo:paragraph-rsid="004d74d6"/>
    </style:style>
    <style:style style:name="T1" style:family="text">
      <style:text-properties fo:font-style="italic" style:font-style-asian="italic" style:font-style-complex="italic"/>
    </style:style>
    <style:style style:name="T2" style:family="text">
      <style:text-properties fo:font-style="italic" officeooo:rsid="0012ffdd" style:font-style-asian="italic" style:font-style-complex="italic"/>
    </style:style>
    <style:style style:name="T3" style:family="text">
      <style:text-properties fo:font-style="italic" officeooo:rsid="0018e5a8"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52483" style:font-style-asian="italic" style:font-weight-asian="normal" style:font-style-complex="italic" style:font-weight-complex="normal"/>
    </style:style>
    <style:style style:name="T6" style:family="text">
      <style:text-properties fo:font-style="italic" fo:font-weight="normal" officeooo:rsid="0027d00b" style:font-style-asian="italic" style:font-weight-asian="normal" style:font-style-complex="italic" style:font-weight-complex="normal"/>
    </style:style>
    <style:style style:name="T7" style:family="text">
      <style:text-properties fo:font-style="italic" fo:font-weight="normal" officeooo:rsid="002b624c" style:font-style-asian="italic" style:font-weight-asian="normal" style:font-style-complex="italic" style:font-weight-complex="normal"/>
    </style:style>
    <style:style style:name="T8" style:family="text">
      <style:text-properties fo:font-style="italic" fo:font-weight="normal" officeooo:rsid="00325f85" style:font-style-asian="italic" style:font-weight-asian="normal" style:font-style-complex="italic" style:font-weight-complex="normal"/>
    </style:style>
    <style:style style:name="T9" style:family="text">
      <style:text-properties fo:font-style="italic" fo:font-weight="normal" officeooo:rsid="003406ff" style:font-style-asian="italic" style:font-weight-asian="normal" style:font-style-complex="italic" style:font-weight-complex="normal"/>
    </style:style>
    <style:style style:name="T10" style:family="text">
      <style:text-properties fo:font-style="italic" fo:font-weight="normal" officeooo:rsid="00359a8d" style:font-style-asian="italic" style:font-weight-asian="normal" style:font-style-complex="italic" style:font-weight-complex="normal"/>
    </style:style>
    <style:style style:name="T11" style:family="text">
      <style:text-properties fo:font-style="italic" fo:font-weight="normal" officeooo:rsid="0035ea42" style:font-style-asian="italic" style:font-weight-asian="normal" style:font-style-complex="italic" style:font-weight-complex="normal"/>
    </style:style>
    <style:style style:name="T12" style:family="text">
      <style:text-properties fo:font-style="italic" fo:font-weight="normal" officeooo:rsid="0038f15e" style:font-style-asian="italic" style:font-weight-asian="normal" style:font-style-complex="italic" style:font-weight-complex="normal"/>
    </style:style>
    <style:style style:name="T13" style:family="text">
      <style:text-properties fo:font-style="italic" fo:font-weight="normal" officeooo:rsid="003e4a46" style:font-style-asian="italic" style:font-weight-asian="normal" style:font-style-complex="italic" style:font-weight-complex="normal"/>
    </style:style>
    <style:style style:name="T14" style:family="text">
      <style:text-properties fo:font-style="italic" fo:font-weight="normal" officeooo:rsid="00435df7" style:font-style-asian="italic" style:font-weight-asian="normal" style:font-style-complex="italic" style:font-weight-complex="normal"/>
    </style:style>
    <style:style style:name="T15" style:family="text">
      <style:text-properties fo:font-style="italic" fo:font-weight="normal" officeooo:rsid="004bb89d" style:font-style-asian="italic" style:font-weight-asian="normal" style:font-style-complex="italic" style:font-weight-complex="normal"/>
    </style:style>
    <style:style style:name="T16" style:family="text">
      <style:text-properties fo:font-style="italic" fo:font-weight="normal" officeooo:rsid="004d74d6"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2ffdd" style:font-style-asian="normal" style:font-style-complex="normal"/>
    </style:style>
    <style:style style:name="T19" style:family="text">
      <style:text-properties fo:font-style="normal" officeooo:rsid="00193723"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3eb3c" style:font-style-asian="normal" style:font-weight-asian="normal" style:font-style-complex="normal" style:font-weight-complex="normal"/>
    </style:style>
    <style:style style:name="T22" style:family="text">
      <style:text-properties fo:font-style="normal" fo:font-weight="normal" officeooo:rsid="00252483" style:font-style-asian="normal" style:font-weight-asian="normal" style:font-style-complex="normal" style:font-weight-complex="normal"/>
    </style:style>
    <style:style style:name="T23" style:family="text">
      <style:text-properties fo:font-style="normal" fo:font-weight="normal" officeooo:rsid="0022409e" style:font-style-asian="normal" style:font-weight-asian="normal" style:font-style-complex="normal" style:font-weight-complex="normal"/>
    </style:style>
    <style:style style:name="T24" style:family="text">
      <style:text-properties fo:font-style="normal" fo:font-weight="normal" officeooo:rsid="0027d00b" style:font-style-asian="normal" style:font-weight-asian="normal" style:font-style-complex="normal" style:font-weight-complex="normal"/>
    </style:style>
    <style:style style:name="T25" style:family="text">
      <style:text-properties fo:font-style="normal" fo:font-weight="normal" officeooo:rsid="00359a8d" style:font-style-asian="normal" style:font-weight-asian="normal" style:font-style-complex="normal" style:font-weight-complex="normal"/>
    </style:style>
    <style:style style:name="T26" style:family="text">
      <style:text-properties fo:font-style="normal" fo:font-weight="normal" officeooo:rsid="0035ea42" style:font-style-asian="normal" style:font-weight-asian="normal" style:font-style-complex="normal" style:font-weight-complex="normal"/>
    </style:style>
    <style:style style:name="T27" style:family="text">
      <style:text-properties fo:font-style="normal" fo:font-weight="normal" officeooo:rsid="0036d50d" style:font-style-asian="normal" style:font-weight-asian="normal" style:font-style-complex="normal" style:font-weight-complex="normal"/>
    </style:style>
    <style:style style:name="T28" style:family="text">
      <style:text-properties fo:font-style="normal" fo:font-weight="normal" officeooo:rsid="0038f15e" style:font-style-asian="normal" style:font-weight-asian="normal" style:font-style-complex="normal" style:font-weight-complex="normal"/>
    </style:style>
    <style:style style:name="T29" style:family="text">
      <style:text-properties fo:font-style="normal" fo:font-weight="normal" officeooo:rsid="003e4a46" style:font-style-asian="normal" style:font-weight-asian="normal" style:font-style-complex="normal" style:font-weight-complex="normal"/>
    </style:style>
    <style:style style:name="T30" style:family="text">
      <style:text-properties fo:font-style="normal" fo:font-weight="normal" officeooo:rsid="003ec9da" style:font-style-asian="normal" style:font-weight-asian="normal" style:font-style-complex="normal" style:font-weight-complex="normal"/>
    </style:style>
    <style:style style:name="T31" style:family="text">
      <style:text-properties fo:font-style="normal" fo:font-weight="normal" officeooo:rsid="00421145" style:font-style-asian="normal" style:font-weight-asian="normal" style:font-style-complex="normal" style:font-weight-complex="normal"/>
    </style:style>
    <style:style style:name="T32" style:family="text">
      <style:text-properties fo:font-style="normal" fo:font-weight="normal" officeooo:rsid="00435df7" style:font-style-asian="normal" style:font-weight-asian="normal" style:font-style-complex="normal" style:font-weight-complex="normal"/>
    </style:style>
    <style:style style:name="T33" style:family="text">
      <style:text-properties fo:font-style="normal" fo:font-weight="normal" officeooo:rsid="004d74d6" style:font-style-asian="normal" style:font-weight-asian="normal" style:font-style-complex="normal" style:font-weight-complex="normal"/>
    </style:style>
    <style:style style:name="T34" style:family="text">
      <style:text-properties fo:font-style="normal" fo:font-weight="bold" officeooo:rsid="0022409e" style:font-style-asian="normal" style:font-weight-asian="bold" style:font-style-complex="normal"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3eb3c" style:font-weight-asian="normal" style:font-weight-complex="normal"/>
    </style:style>
    <style:style style:name="T37" style:family="text">
      <style:text-properties fo:font-weight="normal" officeooo:rsid="00252483" style:font-weight-asian="normal" style:font-weight-complex="normal"/>
    </style:style>
    <style:style style:name="T38" style:family="text">
      <style:text-properties fo:font-weight="normal" officeooo:rsid="002b624c" style:font-weight-asian="normal" style:font-weight-complex="normal"/>
    </style:style>
    <style:style style:name="T39" style:family="text">
      <style:text-properties fo:font-weight="normal" officeooo:rsid="0030c0c8" style:font-weight-asian="normal" style:font-weight-complex="normal"/>
    </style:style>
    <style:style style:name="T40" style:family="text">
      <style:text-properties fo:font-weight="normal" officeooo:rsid="00325f85" style:font-weight-asian="normal" style:font-weight-complex="normal"/>
    </style:style>
    <style:style style:name="T41" style:family="text">
      <style:text-properties fo:font-weight="normal" officeooo:rsid="0038f15e" style:font-weight-asian="normal" style:font-weight-complex="normal"/>
    </style:style>
    <style:style style:name="T42" style:family="text">
      <style:text-properties fo:font-weight="normal" officeooo:rsid="004bb89d" style:font-weight-asian="normal" style:font-weight-complex="normal"/>
    </style:style>
    <style:style style:name="T43" style:family="text">
      <style:text-properties officeooo:rsid="0018e5a8"/>
    </style:style>
    <style:style style:name="T44" style:family="text">
      <style:text-properties officeooo:rsid="0022409e"/>
    </style:style>
    <style:style style:name="T45" style:family="text">
      <style:text-properties officeooo:rsid="002b624c"/>
    </style:style>
    <style:style style:name="T46" style:family="text">
      <style:text-properties officeooo:rsid="00325f85"/>
    </style:style>
    <style:style style:name="T47" style:family="text">
      <style:text-properties officeooo:rsid="004aa4eb"/>
    </style:style>
    <style:style style:name="T48" style:family="text">
      <style:text-properties officeooo:rsid="004d74d6"/>
    </style:style>
    <style:style style:name="T49" style:family="text">
      <style:text-properties officeooo:rsid="004ebc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00 Days of Code – Random Notes</text:p>
      <text:p text:style-name="P13">Set <text:span text:style-name="T1">font: inherit</text:span><text:span text:style-name="T17"> on some elements that apply their own styles above yours, like &lt;button&gt; and &lt;label&gt;</text:span></text:p>
      <text:p text:style-name="P54"><text:span text:style-name="T17">For Radio buttons you set each one’s id to each one’s label, but a </text:span><text:span text:style-name="T1">’name’</text:span><text:span text:style-name="T17"> property needs to be the same </text:span><text:span text:style-name="T19">on all</text:span><text:span text:style-name="T17">. And the </text:span><text:span text:style-name="T1">‘value’</text:span><text:span text:style-name="T17"> property also needs to have the correct and chosen option behind the scene</text:span></text:p>
      <text:p text:style-name="P14"><text:span text:style-name="T17">On checkboxes for multiple options that one or more can be chosen you also need to add the </text:span><text:span text:style-name="T1">’value’</text:span><text:span text:style-name="T17"> proerty to each so the data is worked better behind the scene</text:span></text:p>
      <text:p text:style-name="P15">&lt;textarea&gt; has a closing tag different to input tags, <text:span text:style-name="T43">and if you want to take the resize default option it has on the UI, add </text:span><text:span text:style-name="T3">resize: none</text:span><text:span text:style-name="T43"> in the CSS</text:span></text:p>
      <text:p text:style-name="P51"><text:span text:style-name="T18">If you need to display diferrent text on the display of a dropdown than the value the server needs, add the text between the &lt;option&gt; tag and also the </text:span><text:span text:style-name="T2">’value’</text:span><text:span text:style-name="T18"> proerty to what it needs</text:span></text:p>
      <text:p text:style-name="P52"><text:span text:style-name="T18">Y</text:span><text:span text:style-name="T17">ou can add </text:span><text:span text:style-name="T1">novalidtation</text:span><text:span text:style-name="T17"> property on the &lt;form&gt; if you need</text:span></text:p>
      <text:p text:style-name="P53"><text:span text:style-name="T17">there is a </text:span><text:span text:style-name="T1">type=”tel”</text:span><text:span text:style-name="T17"> specially for telephone numbers</text:span></text:p>
      <text:p text:style-name="P16"/>
      <text:p text:style-name="P1">Css variables</text:p>
      <text:p text:style-name="P7">You set them on the <text:span text:style-name="T1">html</text:span><text:span text:style-name="T17"> selector</text:span></text:p>
      <text:p text:style-name="P8">--color-gray-100: rgb(235, 236, 236);<text:span text:style-name="T17"> it begins with – but then you set the name you need (the 100 is just to reference the intensity, made up name) and set the value it stands for</text:span></text:p>
      <text:p text:style-name="P8">color: var(--color-gray-100);<text:span text:style-name="T17"> and this is the way to use it on any selector after </text:span></text:p>
      <text:p text:style-name="P18">Button on form</text:p>
      <text:p text:style-name="P17"><text:span text:style-name="T35">You know that if you have a button on a form it automatically is used to submit the form. But you can overwrite this behavior by setting </text:span><text:span text:style-name="T4">type=”button”</text:span><text:span text:style-name="T35"> so it will not submit, and you can even set </text:span><text:span text:style-name="T4">type=”reset”</text:span><text:span text:style-name="T35"> for it to clear all the form. </text:span></text:p>
      <text:p text:style-name="P39"/>
      <text:p text:style-name="P20">JavaScript</text:p>
      <text:p text:style-name="P19"><text:span text:style-name="T35">Modulus Operator is </text:span><text:span text:style-name="T4">%</text:span><text:span text:style-name="T35"> the one for the reminder on a division</text:span></text:p>
      <text:p text:style-name="P37">There is a useful event to listen, which is ‘input’</text:p>
      <text:p text:style-name="P10">Control Structures:</text:p>
      <text:p text:style-name="P38"><text:span text:style-name="T44">A</text:span>re special JS syntax/features that allow you to control:</text:p>
      <text:list xml:id="list2710770687" text:style-name="L1">
        <text:list-item>
          <text:p text:style-name="P66">under which conditions cod is executed (if-statemens)</text:p>
        </text:list-item>
        <text:list-item>
          <text:p text:style-name="P66">how often some code is executed (loops)</text:p>
        </text:list-item>
      </text:list>
      <text:p text:style-name="P9">Loops<text:span text:style-name="T17">:</text:span></text:p>
      <text:p text:style-name="P40">To repeat certain code:</text:p>
      <text:list xml:id="list1057954071" text:style-name="L2">
        <text:list-item>
          <text:p text:style-name="P76"><text:span text:style-name="T17">for:</text:span><text:span text:style-name="T20"> Loops </text:span><text:span text:style-name="T35">n</text:span><text:span text:style-name="T20"> number of times, </text:span><text:span text:style-name="T36">for (let i; i&gt;10; i++) {},</text:span><text:span text:style-name="T21"> so the loop will happen 10 times</text:span></text:p>
        </text:list-item>
        <text:list-item>
          <text:p text:style-name="P76"><text:span text:style-name="T17">for...of</text:span><text:span text:style-name="T20">: Loops through all elements of an array, </text:span><text:span text:style-name="T36">for (const user of userArray) {},</text:span><text:span text:style-name="T21"> so the loop gives you each element every iteration</text:span></text:p>
        </text:list-item>
        <text:list-item>
          <text:p text:style-name="P77"><text:span text:style-name="T34">for...in</text:span><text:span text:style-name="T23">: Loops through all properties in an object, </text:span><text:span text:style-name="T5">for (const key in someObject) {}</text:span><text:span text:style-name="T22">, to loope in every key in the object, in order to get the values you need to pass a sqaure brackets [] to the object in there set the </text:span><text:span text:style-name="T5">key</text:span><text:span text:style-name="T22"> on the brackets</text:span></text:p>
        </text:list-item>
        <text:list-item>
          <text:p text:style-name="P76"><text:soft-page-break/><text:span text:style-name="T17">while:</text:span><text:span text:style-name="T20"> Loops as long as a certain condition is met, </text:span><text:span text:style-name="T37">while (some condition) {}</text:span></text:p>
        </text:list-item>
      </text:list>
      <text:p text:style-name="P56"><text:span text:style-name="T6">N</text:span><text:span text:style-name="T4">otes:</text:span></text:p>
      <text:p text:style-name="P55"><text:span text:style-name="T6">new FormData():</text:span><text:span text:style-name="T24"> is a way to instanciate an object for the data retieved from a form. You can get some methods form this built in object like </text:span><text:span text:style-name="T6">.get()</text:span><text:span text:style-name="T24"> where in parenthesis you can type the </text:span><text:span text:style-name="T6">”name”</text:span><text:span text:style-name="T24"> you set on the &lt;input&gt; to well get it.</text:span></text:p>
      <text:p text:style-name="P41"/>
      <text:p text:style-name="P26">NodeJS</text:p>
      <text:p text:style-name="P42">It is a JS Runtime, a tool for executing code outside of the browser, it can be installed on any computer and be used to write and execute server-side JS code</text:p>
      <text:p text:style-name="P21"><text:span text:style-name="T35">To create a web server you </text:span><text:span text:style-name="T4">require(‘http’)</text:span><text:span text:style-name="T35"> that is buil in in Node, and store it in a constant, then use the </text:span><text:span text:style-name="T4">.createServer()</text:span><text:span text:style-name="T35"> method on that constant and store it in another. Finally use the </text:span><text:span text:style-name="T4">.listen()</text:span><text:span text:style-name="T35"> method on that second constant using a port number like 3000 on the parenthesis to start the server</text:span></text:p>
      <text:p text:style-name="P22"><text:span text:style-name="T35">You need to pass a fn on the </text:span><text:span text:style-name="T4">.createServer()</text:span><text:span text:style-name="T35"> to handle the request it is listening on the specifyed port, this fn should havetwo parameters </text:span><text:span text:style-name="T4">(request, response)</text:span><text:span text:style-name="T35"> and you need to alwas send a response.</text:span></text:p>
      <text:p text:style-name="P22"><text:span text:style-name="T35">You can use methods like </text:span><text:span text:style-name="T4">response.statusCode = 200</text:span><text:span text:style-name="T35"> and at the end to send some data you may use </text:span><text:span text:style-name="T4">response.end(‘something)</text:span><text:span text:style-name="T35"> </text:span></text:p>
      <text:p text:style-name="P22"><text:span text:style-name="T35">The </text:span><text:span text:style-name="T4">request</text:span><text:span text:style-name="T35"> object has many interesting properties like </text:span><text:span text:style-name="T4">.url</text:span><text:span text:style-name="T35"> that you can use to see the paths taken on your server</text:span></text:p>
      <text:p text:style-name="P22"><text:span text:style-name="T45">npm</text:span><text:span text:style-name="T38"> is Node Package Manager, you can use it to install third-party packages, by using </text:span><text:span text:style-name="T7">npm init</text:span><text:span text:style-name="T38"> and after the setup use </text:span><text:span text:style-name="T7">npm install [[package name]]</text:span></text:p>
      <text:p text:style-name="P43"/>
      <text:p text:style-name="P24">Express</text:p>
      <text:p text:style-name="P23"><text:span text:style-name="T35">A tool to crate web apps easily, after </text:span><text:span text:style-name="T4">npm install express</text:span><text:span text:style-name="T35"> you can </text:span><text:span text:style-name="T4">const express = require(‘express’)</text:span><text:span text:style-name="T35"> and execute it, </text:span><text:span text:style-name="T4">const app = express()</text:span><text:span text:style-name="T35"> in this </text:span><text:span text:style-name="T4">app</text:span><text:span text:style-name="T35"> constante you havethe </text:span><text:span text:style-name="T4">.listen()</text:span><text:span text:style-name="T35"> method where you set the port number (this method shoul be called at the bottom fo the code)</text:span></text:p>
      <text:p text:style-name="P23"><text:span text:style-name="T35">And you also have other methods to handle routes, you can use </text:span><text:span text:style-name="T4">app.get(‘/path’, function(req, res){}</text:span><text:span text:style-name="T35"> </text:span></text:p>
      <text:p text:style-name="P23"><text:span text:style-name="T35">Inside the block you can use the </text:span><text:span text:style-name="T4">.sen</text:span><text:span text:style-name="T9">d</text:span><text:span text:style-name="T4">()</text:span><text:span text:style-name="T35"> method on the </text:span><text:span text:style-name="T4">res</text:span><text:span text:style-name="T35"> argument to send something to the browser</text:span></text:p>
      <text:p text:style-name="P25"><text:span text:style-name="T35">To get users data from post requests, you can use </text:span><text:span text:style-name="T4">app.post(‘/path’, funciton(req, res){})</text:span><text:span text:style-name="T35"> in the </text:span><text:span text:style-name="T4">req</text:span><text:span text:style-name="T35"> argument you have </text:span><text:span text:style-name="T4">.body</text:span><text:span text:style-name="T35"> property which will have as keys the </text:span><text:span text:style-name="T4">”name”</text:span><text:span text:style-name="T35"> property you set on the &lt;input&gt; tag, so that way you can retrieve the data. </text:span></text:p>
      <text:p text:style-name="P25"><text:span text:style-name="T35">You will get an error because the data is not useful, to parse it you need a middelware, </text:span><text:span text:style-name="T4">app.use(express.urlencoded({extended:false}))</text:span><text:span text:style-name="T35"> this will do the work</text:span></text:p>
      <text:p text:style-name="P44"/>
      <text:p text:style-name="P28">Store data into a file</text:p>
      <text:p text:style-name="P45">You may have a .json document to sotre info first</text:p>
      <text:p text:style-name="P27"><text:span text:style-name="T35">You need to </text:span><text:span text:style-name="T4">require(“fs”)</text:span><text:span text:style-name="T35"> and store it in a constant, and also </text:span><text:span text:style-name="T4">require(“path”)</text:span><text:span text:style-name="T35"> and store it in a constant too. This are both built-in</text:span></text:p>
      <text:p text:style-name="P27"><text:span text:style-name="T35">To create a path you need to use the </text:span><text:span text:style-name="T4">.join()</text:span><text:span text:style-name="T35"> method on the </text:span><text:span text:style-name="T4">path</text:span><text:span text:style-name="T35"> constant you have (I guess that is the name you set) in there use </text:span><text:span text:style-name="T4">__dirname</text:span><text:span text:style-name="T35"> with two underscores as first arguments to make it an absolute path easily, then as second argument the folder’s name and third the file’s name, </text:span><text:span text:style-name="T42">if the correct path uses an upper level the second argument will be </text:span><text:span text:style-name="T15">‘..’</text:span><text:span text:style-name="T42"> and the third the folder’s name (if you need to go up again another two dots as third argument)</text:span></text:p>
      <text:p text:style-name="P27"><text:soft-page-break/><text:span text:style-name="T35">You need to read the file and for that use </text:span><text:span text:style-name="T4">fs.readFileSync(filePath)</text:span><text:span text:style-name="T35"> where </text:span><text:span text:style-name="T4">fs</text:span><text:span text:style-name="T35"> is the name you gave to the first </text:span><text:span text:style-name="T4">require()</text:span><text:span text:style-name="T35"> and </text:span><text:span text:style-name="T4">filePath</text:span><text:span text:style-name="T35"> to the absolute path just created</text:span><text:span text:style-name="T35">, store this in a constant</text:span></text:p>
      <text:p text:style-name="P27"><text:span text:style-name="T35">This data will come in json format, so use </text:span><text:span text:style-name="T4">JSON.parse(fileData)</text:span><text:span text:style-name="T35"> where </text:span><text:span text:style-name="T4">fileData</text:span><text:span text:style-name="T35"> is the latest constant just created, and store this in a constant</text:span></text:p>
      <text:p text:style-name="P27"><text:span text:style-name="T35">This data already parsed is where you may want to </text:span><text:span text:style-name="T4">.push()</text:span><text:span text:style-name="T35"> data or do something with new data </text:span><text:span text:style-name="T39">to this constnat which will be sritten into the document in the next step</text:span></text:p>
      <text:p text:style-name="P29"><text:span text:style-name="T35">Use </text:span><text:span text:style-name="T4">fs.writeFileSync(filePath, JSON.stringify(newData))</text:span><text:span text:style-name="T35"> where as we know </text:span><text:span text:style-name="T4">fs</text:span><text:span text:style-name="T35"> is a constant created at first, the </text:span><text:span text:style-name="T4">newData</text:span><text:span text:style-name="T35"> will be the constant where we pushed or have done something with the new data, and you need to </text:span><text:span text:style-name="T4">JSON.stringify()</text:span><text:span text:style-name="T35"> it because it has to go that way into a .json file</text:span></text:p>
      <text:p text:style-name="P29"><text:span text:style-name="T46">Read data</text:span><text:span text:style-name="T40"> Now if you havethe .json file you have been writting data and you want to output it, you create a route ( </text:span><text:span text:style-name="T8">app.get(‘/path’, fn(req, res){})</text:span><text:span text:style-name="T40"> and ther you need to extract an absolute </text:span><text:span text:style-name="T8">filePath</text:span><text:span text:style-name="T40"> as done before, </text:span><text:span text:style-name="T8">.readFileSync</text:span><text:span text:style-name="T40"> and </text:span><text:span text:style-name="T8">JSON.parse()</text:span><text:span text:style-name="T40"> it as well</text:span></text:p>
      <text:p text:style-name="P30"><text:span text:style-name="T35">Then you can use it, maybe do a </text:span><text:span text:style-name="T4">for</text:span><text:span text:style-name="T35"> loop to use each individual element and output some html</text:span></text:p>
      <text:p text:style-name="P46"/>
      <text:p text:style-name="P30">Nodemon</text:p>
      <text:p text:style-name="P46">A package that restarts the server on every file changed and saved.</text:p>
      <text:p text:style-name="P11"><text:span text:style-name="T35">npm install nodemon --save-dev</text:span><text:span text:style-name="T20"> and that --save-dev is to install it only as a dependency on development</text:span></text:p>
      <text:p text:style-name="P11"><text:span text:style-name="T20">You now should add a script in the package.json file, with the name </text:span><text:span text:style-name="T35">”start”</text:span><text:span text:style-name="T20"> if you use another name is ok, but you will need to add </text:span><text:span text:style-name="T35">run</text:span><text:span text:style-name="T20"> on the terminal before its name, “start” does not need that. And as value set </text:span><text:span text:style-name="T35">”nodemon app.js”</text:span><text:span text:style-name="T20"> Now you can use </text:span><text:span text:style-name="T35">npm start</text:span><text:span text:style-name="T20"> on the terminal</text:span></text:p>
      <text:p text:style-name="P46"/>
      <text:p text:style-name="P31">Send files</text:p>
      <text:p text:style-name="P57"><text:span text:style-name="T25">To send files, as learned before, you just need to use a </text:span><text:span text:style-name="T10">res.sendFile()</text:span><text:span text:style-name="T25"> and in the parenthesis you should put a html file path which you may have already created with the </text:span><text:span text:style-name="T10">path.join()</text:span><text:span text:style-name="T25"> showed before, note that the path (the first argument of the </text:span><text:span text:style-name="T10">app.get()</text:span><text:span text:style-name="T25"> is to be the same anchor in the html files </text:span></text:p>
      <text:p text:style-name="P58"><text:span text:style-name="T25">Y</text:span><text:span text:style-name="T20">ou need to handle all request, so even CSS and Js files, to do this you need to have a ‘public’ folde</text:span><text:span text:style-name="T26">r with the CSS and Scritp folders, then have a </text:span><text:span text:style-name="T11">app.use(express.static(‘public’))</text:span><text:span text:style-name="T26"> to add the midleware that wil retrieve this static files if needed and if they exist</text:span></text:p>
      <text:p text:style-name="P47"/>
      <text:p text:style-name="P32">Post data</text:p>
      <text:p text:style-name="P2"><text:span text:style-name="T20">To post data you use the </text:span><text:span text:style-name="T4">app.post(‘/path’, function(req,res){})</text:span><text:span text:style-name="T20"> you can extract the whole dta set in the different input fields of a form storing them in a constant equal = to </text:span><text:span text:style-name="T4">req.body</text:span><text:span text:style-name="T20"> then do the file path as learned before to point to the .json file you want to save the data</text:span></text:p>
      <text:p text:style-name="P2"><text:span text:style-name="T20">Use the </text:span><text:span text:style-name="T4">require(‘fs”)</text:span><text:span text:style-name="T20"> to </text:span><text:span text:style-name="T4">.readFileSync()</text:span><text:span text:style-name="T20"> to the file path, also don’t forget to </text:span><text:span text:style-name="T4">JSON.parse()</text:span><text:span text:style-name="T20"> the retrieved or read data </text:span><text:span text:style-name="T27">and push or add the req.body cosntant</text:span></text:p>
      <text:p text:style-name="P3"><text:span text:style-name="T20">Then </text:span><text:span text:style-name="T4">fs.writeFileSync()</text:span><text:span text:style-name="T20"> with the file path and the </text:span><text:span text:style-name="T4">JSON.stringify()</text:span><text:span text:style-name="T20"> to the constatn where the data has been pushed.</text:span></text:p>
      <text:p text:style-name="P3"><text:span text:style-name="T20">Finally and usually you have like a confirm page, instead of just sending the file, you should do </text:span><text:span text:style-name="T4">res.redirect()</text:span><text:span text:style-name="T20"> to the url (which you already handle with the </text:span><text:span text:style-name="T4">app.get()</text:span><text:span text:style-name="T20"> </text:span></text:p>
      <text:p text:style-name="P4"><text:span text:style-name="T20">Do not forget that in the &lt;form&gt; tag on <text:s/>the html you need to have an </text:span><text:span text:style-name="T4">action=”/path”</text:span><text:span text:style-name="T20"> property and a </text:span><text:span text:style-name="T4">method=”POST”</text:span><text:span text:style-name="T20"> in order for it to be connected to the route handler</text:span></text:p>
      <text:p text:style-name="P48"/>
      <text:p text:style-name="P33"><text:soft-page-break/>HTML Templates with EJS</text:p>
      <text:p text:style-name="P12"><text:span text:style-name="T41">npm install ejs</text:span><text:span text:style-name="T28"> it is used to serve html templates with dynamic data</text:span></text:p>
      <text:p text:style-name="P59"><text:span text:style-name="T28">You need to use the </text:span><text:span text:style-name="T12">.set</text:span><text:span text:style-name="T28"> method on the </text:span><text:span text:style-name="T12">app</text:span><text:span text:style-name="T28"> constant almost at the top. First </text:span><text:span text:style-name="T12">app.set(‘views’, path.join(__dirname, ‘viewsfolder’)</text:span><text:span text:style-name="T28"> where the first ‘views’ is a reserved named understood by express, and the ‘viewsFolder’ will be where we have stored the html templates</text:span></text:p>
      <text:p text:style-name="P60"><text:span text:style-name="T20">Then </text:span><text:span text:style-name="T4">app.set(‘view engine’, ‘ ejs’)</text:span><text:span text:style-name="T20"> to set the view engine template packege we are going to use</text:span></text:p>
      <text:p text:style-name="P61"><text:span text:style-name="T20">You now have to use the extension .ejs on all the html files, and in you app.js where we handle routes you no longer need to create the file path and sendFile to the response, instead you just have to use the </text:span><text:span text:style-name="T4">.render()</text:span><text:span text:style-name="T20"> method available on the </text:span><text:span text:style-name="T4">res</text:span><text:span text:style-name="T20"> argument on the route handlers which is available because we set the ejs template package, it expects only the name of the file without the file path and without the extension</text:span></text:p>
      <text:p text:style-name="P61"><text:span text:style-name="T20">In the .ejs files you can set placeholders with </text:span><text:span text:style-name="T4">&lt;%= placeholder %&gt;</text:span><text:span text:style-name="T20"> and in the app.js file where you handle the route and use the </text:span><text:span text:style-name="T4">render()</text:span><text:span text:style-name="T20"> method you may pass a second argument which is an object with the key being the placeholder’s name and the value it will get.</text:span></text:p>
      <text:p text:style-name="P62"><text:span text:style-name="T20">You can also set an JS loop in the template, to do so, just open with </text:span><text:span text:style-name="T4">&lt;%</text:span><text:span text:style-name="T20"> </text:span><text:span text:style-name="T29">without the equal sign = (that is for just a value) and in there you do the JS line, for example in this case a </text:span><text:span text:style-name="T13">for</text:span><text:span text:style-name="T29"> loop <text:line-break/></text:span><text:span text:style-name="T13">&lt;% for (const item of itemArr) { %&gt;</text:span><text:span text:style-name="T29"> just leave the open curly brace {, in the next lines <text:s/>will be the html template that will be repeate for every item in the items array, and after it close the loop with its curly brace } in the opening and closing ejs sign </text:span><text:span text:style-name="T13">&lt;% } %&gt; </text:span><text:span text:style-name="T29">You may use inside the template the values extracted from each item, as if all this was JavaScri</text:span><text:span text:style-name="T30">p</text:span><text:span text:style-name="T29">t</text:span></text:p>
      <text:p text:style-name="P63"><text:span text:style-name="T29">T</text:span><text:span text:style-name="T20">his is also really helpful for conditional rendering, so do the same and use an </text:span><text:span text:style-name="T4">if</text:span><text:span text:style-name="T20"> where you need</text:span></text:p>
      <text:p text:style-name="P64"><text:span text:style-name="T20">You can also set partial pieces of code, for example for a &lt;header&gt; that will be repetitive in many pages you can create a file that holds the html for the header, and in each page where the header should be you add </text:span><text:span text:style-name="T4">&lt;%- include(‘path’, {}) %&gt;</text:span><text:span text:style-name="T20"> where the path can be relative, and the second argument is an object that can hold data you need for that piece of code but it may not be necessary</text:span></text:p>
      <text:p text:style-name="P50"/>
      <text:p text:style-name="P70">Id</text:p>
      <text:p text:style-name="P36"><text:span text:style-name="T35">A recomended way of adding Ids is to install a third party package </text:span><text:span text:style-name="T4">npm i uuid</text:span><text:span text:style-name="T35"> </text:span></text:p>
      <text:p text:style-name="P36"><text:span text:style-name="T35">You </text:span><text:span text:style-name="T4">const uuid = require(‘uuid’)</text:span><text:span text:style-name="T35"> and set it as value in a key-value pair that you need, executing </text:span><text:span text:style-name="T4">uuid.v4()</text:span><text:span text:style-name="T35"> </text:span></text:p>
      <text:p text:style-name="P49"/>
      <text:p text:style-name="P35">Dynamic routes</text:p>
      <text:p text:style-name="P34"><text:span text:style-name="T35">You can play with the params passed on the url to show different content. So if the url has /</text:span><text:span text:style-name="T4">somehing/123</text:span><text:span text:style-name="T35"> then that ‘123’ are the params we need. </text:span></text:p>
      <text:p text:style-name="P65"><text:span text:style-name="T31">You set </text:span><text:span text:style-name="T32">the route to be </text:span><text:span text:style-name="T14">app.get(‘path/:id’, fn(req,res){}</text:span><text:span text:style-name="T32"> where the semo-colon : is mandatory but the ‘id’ is made-up. You now have access to the parameter on the </text:span><text:span text:style-name="T14">req.params.id</text:span><text:span text:style-name="T32"> and if you have another name instead of ‘id’ you get that key with it’s value </text:span></text:p>
      <text:p text:style-name="P67"/>
      <text:p text:style-name="P71">404 or others</text:p>
      <text:p text:style-name="P78"><text:span text:style-name="T20">You can set a middleware with </text:span><text:span text:style-name="T4">.use()</text:span><text:span text:style-name="T20"> method, as you know, but you can use that to handle all pages errors, like a 404, by adding a midleware without the first argument ‘path’ at the end just before </text:span><text:span text:style-name="T4">app.listen(3000)</text:span><text:span text:style-name="T20"> in the block you may render what you want.</text:span></text:p>
      <text:p text:style-name="P79"><text:soft-page-break/><text:span text:style-name="T20">It sends to render a page, so the status will be 200 or 300 if it is cached, but in order to send a correct error status code, you add the method </text:span><text:span text:style-name="T4">.status()</text:span><text:span text:style-name="T20"> before teh <text:s/></text:span><text:span text:style-name="T4">.render()</text:span><text:span text:style-name="T20"> in the ‘404’ or ‘500’ page, and set the number, not as string but number, to the code it has to receive</text:span></text:p>
      <text:p text:style-name="P68">Another use is by adding a initial ‘path’ as first argument in the .use method, so pages starting with it behave differently</text:p>
      <text:p text:style-name="P5"><text:span text:style-name="T20">And for 500 serve errors, you need a special middleware understood by express, you set a </text:span><text:span text:style-name="T4">app.use()</text:span><text:span text:style-name="T20"> method and inside without the ‘path’ argument set the callback fn with four parameters (this is necessary so express knows this is the default server error middleware handler) the arguments are </text:span><text:span text:style-name="T4">(error, req, res, next)</text:span><text:span text:style-name="T20"> where the ‘error’ is an object with data and next is used on the other middlewares but not necessary to be set, here yes you have to put it as a parameter</text:span></text:p>
      <text:p text:style-name="P69"/>
      <text:p text:style-name="P72"><text:span text:style-name="T47">CommonJS</text:span></text:p>
      <text:p text:style-name="P73"><text:span text:style-name="T35">You </text:span><text:span text:style-name="T4">require()</text:span><text:span text:style-name="T35"> instead of </text:span><text:span text:style-name="T4">import</text:span><text:span text:style-name="T35"> and pass the file, and </text:span><text:span text:style-name="T4">mdule.exports = {}</text:span><text:span text:style-name="T35"> and an object of what you export from the file</text:span></text:p>
      <text:p text:style-name="P73"><text:span text:style-name="T35"/></text:p>
      <text:p text:style-name="P73"><text:span text:style-name="T48">Router</text:span></text:p>
      <text:p text:style-name="P74"><text:span text:style-name="T35">To split tthe functionality into different files you can set the </text:span><text:span text:style-name="T4">.get()</text:span><text:span text:style-name="T35"> and </text:span><text:span text:style-name="T4">.post()</text:span><text:span text:style-name="T35"> that are related into a file, don’t forget to </text:span><text:span text:style-name="T4">require()</text:span><text:span text:style-name="T35"> all you need nad set the correct path.</text:span></text:p>
      <text:p text:style-name="P80"><text:span text:style-name="T33">Now to use the </text:span><text:span text:style-name="T16">get, post</text:span><text:span text:style-name="T33"> methods you may </text:span><text:span text:style-name="T16">require(‘express’)</text:span><text:span text:style-name="T33"> and then create this </text:span><text:span text:style-name="T16">const router = express.Router</text:span><text:span text:style-name="T33"> and use this constant instead of </text:span><text:span text:style-name="T16">app</text:span><text:span text:style-name="T33"> to cal the methods</text:span></text:p>
      <text:p text:style-name="P81"><text:span text:style-name="T20">After you set the routes you can </text:span><text:span text:style-name="T4">module.exports = router</text:span><text:span text:style-name="T20"> because it is an object that already contains all the routes</text:span></text:p>
      <text:p text:style-name="P74"><text:span text:style-name="T35">In the app.js, after </text:span><text:span text:style-name="T4">require()</text:span><text:span text:style-name="T35"> them you can use it as a middleware, with </text:span><text:span text:style-name="T4">app.use(‘/’, defaultRoutes)</text:span><text:span text:style-name="T35"> where the </text:span><text:span text:style-name="T4">defaultRoutes </text:span><text:span text:style-name="T35">is an example of a required file name, and the ‘/’ is not the path but what it has to begin with in order to get into the file and check that route handling</text:span></text:p>
      <text:p text:style-name="P74"><text:span text:style-name="T35"/></text:p>
      <text:p text:style-name="P74"><text:span text:style-name="T49">Query parameters</text:span></text:p>
      <text:p text:style-name="P75"><text:span text:style-name="T35">If you want to give some data through the url, in this case was to sort things, you can handle the parameters getting them with </text:span><text:span text:style-name="T4">req.query.order</text:span><text:span text:style-name="T35"> in your route.</text:span></text:p>
      <text:p text:style-name="P75"><text:span text:style-name="T35">An interesting thing done by Max, was to set a &lt;button&gt; inside a &lt;form action=”/samePage” method=”GET”&gt;, yes only method get. and only have one &lt;input&gt; which has the </text:span><text:span text:style-name="T4">type=”hidden”</text:span><text:span text:style-name="T35"> and also a value, this value can be hardcoded or like here with a ejs variable, so it could be shitched</text:span></text:p>
      <text:p text:style-name="P75"><text:span text:style-name="T3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3T18:04:21.852349324</meta:creation-date>
    <dc:date>2022-02-17T18:37:08.603102070</dc:date>
    <meta:editing-duration>PT6H46M29S</meta:editing-duration>
    <meta:editing-cycles>13</meta:editing-cycles>
    <meta:generator>LibreOffice/6.4.7.2$Linux_X86_64 LibreOffice_project/40$Build-2</meta:generator>
    <meta:document-statistic meta:table-count="0" meta:image-count="0" meta:object-count="0" meta:page-count="5" meta:paragraph-count="95" meta:word-count="2496" meta:character-count="13507" meta:non-whitespace-character-count="11099"/>
  </office:meta>
</office:document-meta>
</file>